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officeooo:paragraph-rsid="0224639d"/>
    </style:style>
    <style:style style:name="P516" style:family="paragraph" style:parent-style-name="CommitMessage">
      <style:text-properties officeooo:rsid="0214ac26" officeooo:paragraph-rsid="0214ac26"/>
    </style:style>
    <style:style style:name="P517" style:family="paragraph" style:parent-style-name="Heading_20_1">
      <style:text-properties officeooo:rsid="0215e9b4"/>
    </style:style>
    <style:style style:name="P518" style:family="paragraph" style:parent-style-name="Text_20_body">
      <style:text-properties officeooo:rsid="0215e9b4" officeooo:paragraph-rsid="0215e9b4"/>
    </style:style>
    <style:style style:name="P519" style:family="paragraph" style:parent-style-name="Text_20_body">
      <style:text-properties officeooo:rsid="0217102c" officeooo:paragraph-rsid="0217102c"/>
    </style:style>
    <style:style style:name="P520" style:family="paragraph" style:parent-style-name="Text_20_body">
      <style:text-properties officeooo:rsid="0219b2e7" officeooo:paragraph-rsid="0219b2e7"/>
    </style:style>
    <style:style style:name="P521" style:family="paragraph" style:parent-style-name="Text_20_body">
      <style:text-properties officeooo:rsid="021b6958" officeooo:paragraph-rsid="021b6958"/>
    </style:style>
    <style:style style:name="P522" style:family="paragraph" style:parent-style-name="Text_20_body">
      <style:text-properties officeooo:paragraph-rsid="021b6958"/>
    </style:style>
    <style:style style:name="P523" style:family="paragraph" style:parent-style-name="Text_20_body">
      <style:text-properties officeooo:rsid="021dc42d" officeooo:paragraph-rsid="021dc42d"/>
    </style:style>
    <style:style style:name="P524" style:family="paragraph" style:parent-style-name="Text_20_body">
      <style:text-properties officeooo:rsid="021e684c" officeooo:paragraph-rsid="021e684c"/>
    </style:style>
    <style:style style:name="P525" style:family="paragraph" style:parent-style-name="Text_20_body">
      <style:text-properties fo:font-style="normal" officeooo:rsid="02202bbc" officeooo:paragraph-rsid="02202bbc" style:font-style-asian="normal" style:font-style-complex="normal"/>
    </style:style>
    <style:style style:name="P526" style:family="paragraph" style:parent-style-name="Text_20_body">
      <style:text-properties fo:font-style="normal" officeooo:rsid="022379bd" officeooo:paragraph-rsid="022379bd" style:font-style-asian="normal" style:font-style-complex="normal"/>
    </style:style>
    <style:style style:name="P527" style:family="paragraph" style:parent-style-name="Text_20_body">
      <style:text-properties fo:font-style="normal" officeooo:rsid="0223d067" officeooo:paragraph-rsid="0223d067" style:font-style-asian="normal" style:font-style-complex="normal"/>
    </style:style>
    <style:style style:name="P528" style:family="paragraph" style:parent-style-name="Text_20_body">
      <style:text-properties officeooo:rsid="0224639d" officeooo:paragraph-rsid="0224639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43885"/>
    </style:style>
    <style:style style:name="T341" style:family="text">
      <style:text-properties officeooo:rsid="0217102c"/>
    </style:style>
    <style:style style:name="T342" style:family="text">
      <style:text-properties officeooo:rsid="0218897f"/>
    </style:style>
    <style:style style:name="T343" style:family="text">
      <style:text-properties officeooo:rsid="0219b2e7"/>
    </style:style>
    <style:style style:name="T344" style:family="text">
      <style:text-properties officeooo:rsid="021b6958"/>
    </style:style>
    <style:style style:name="T345" style:family="text">
      <style:text-properties officeooo:rsid="021ba7ee"/>
    </style:style>
    <style:style style:name="T346" style:family="text">
      <style:text-properties officeooo:rsid="021cad1a"/>
    </style:style>
    <style:style style:name="T347" style:family="text">
      <style:text-properties officeooo:rsid="021e684c"/>
    </style:style>
    <style:style style:name="T348" style:family="text">
      <style:text-properties officeooo:rsid="0221dd3c"/>
    </style:style>
    <style:style style:name="T349" style:family="text">
      <style:text-properties officeooo:rsid="0223d0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087128327"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361525334874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950778069"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3614915282479" text:continue-list="list14361525334874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950778069"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3616080061215" text:continue-list="list143614915282479"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TODO"><text:span text:style-name="T340">☑ Enable multi-error validation</text:span></text:p>
      <text:p text:style-name="P515">☑ Run the validation and update the DBLCLICK and SELCHANGE lists</text:p>
      <text:p text:style-name="P516">ConfigUpdater: Validation Dialog = add GUI elements for the validation interface, so switching files will clear the error list; VALIDATE will populate error list, and double-clicking an error will go to a specific line in the active file. → 47220fa</text:p>
      <text:h text:style-name="P517" text:outline-level="1"><text:bookmark-start text:name="__RefHeading___Toc4999_1169696881"/><text:soft-page-break/>2025-Jun-27<text:tab/>ConfigUpdater: Validation Dialog<text:bookmark-end text:name="__RefHeading___Toc4999_1169696881"/></text:h>
      <text:p text:style-name="P518">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1">I will store the vectors into new attributes in the ConfigValidator object, so that I can avoid having to keep the validator object lying around.</text:span></text:p>
      <text:p text:style-name="P519">From the main ConfigUpdater action, I know Bespin has at least one error: single step through it, and it lists three. <text:s/><text:span text:style-name="T342">Yep, after I fix those three, it lists SUCCESS instead. <text:s/>I think it’s doing </text:span><text:span text:style-name="T343">what I want it to.</text:span></text:p>
      <text:p text:style-name="P520">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1">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4">BUG: Installed-NPP crashes on Validation Dialog</text:span></text:p>
      <text:p text:style-name="CommitMessage">ConfigUpdater: update README to describe the validation options → e028cbd</text:p>
      <text:p text:style-name="P522"><text:span text:style-name="T344">Temporarily remove the </text:span><text:span text:style-name="InlineCode"><text:span text:style-name="T344">C:\usr\local\apps\npp\npp.881.configUpdater\notepad++.exe</text:span></text:span> <text:span text:style-name="T344">from the solution debugger, and go back to the installed Notepad++: unfortunately, that crashes before it even gets to WM_INITDIALOG. <text:s/></text:span><text:span text:style-name="T345">Weird, single-stepping in from the menu-action, it is able to get to WM_INITDIALOG; the problem is throwing the error when the XSD doesn’t exist – I will have to implement that (I forgot about it) – </text:span><text:span text:style-name="T346">or, for now, just copy the XSD over (but definitely need to implement it before the PR)</text:span><text:span text:style-name="T345">.</text:span></text:p>
      <text:p text:style-name="TODO">☑ <text:span text:style-name="T346">BUG: need to create XSD – centralize it, rather than having duplicate copies in both dialogs</text:span></text:p>
      <text:p text:style-name="P523"><text:soft-page-break/>It seems silly to create the TODO when I’m going to at least start it right away; but I’ve already been interrupted at least once, so <text:span text:style-name="T347">might not finish today</text:span>.</text:p>
      <text:p text:style-name="P524">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5">Hmm, didn’t check the directory existed yet, either. <text:s/>Whoops. <text:s/>Use the PathRemoveFileSpec() to get the containing directory, and if the directory doesn’t exist, create it. <text:s/><text:span text:style-name="T348">Okay, now it works in the installed copy.</text:span></text:p>
      <text:p text:style-name="P526">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9">all parent directories exist before attempting to create the file. → 68411c8</text:span></text:p>
      <text:p text:style-name="P527">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8">Okay, with those, I now think it’s ready for PR and external review ⇒ <text:a xlink:type="simple" xlink:href="https://github.com/pryrt/NppPlugin-ConfigUpdater/pull/18" text:style-name="Internet_20_link" text:visited-style-name="Visited_20_Internet_20_Link">PR#18</text:a>. <text:s/>I’ll give Eko some time to rep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7T14:36:14.457829100</dc:date>
    <meta:editing-duration>P12DT6H44M37S</meta:editing-duration>
    <meta:editing-cycles>539</meta:editing-cycles>
    <meta:generator>LibreOffice/25.2.4.3$Windows_X86_64 LibreOffice_project/33e196637044ead23f5c3226cde09b47731f7e27</meta:generator>
    <meta:document-statistic meta:table-count="4" meta:image-count="6" meta:object-count="0" meta:page-count="81" meta:paragraph-count="1144" meta:word-count="28256" meta:character-count="175039" meta:non-whitespace-character-count="14625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